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536" calcext:value-type="float">
            <text:p>84.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112" calcext:value-type="float">
            <text:p>85.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672" calcext:value-type="float">
            <text:p>84.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4351112126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